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form_details"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3T13:01:03.283592435</meta:creation-date>
    <dc:date>2020-03-03T13:01:30.497354790</dc:date>
    <meta:editing-duration>PT2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1.2$Linux_X86_64 LibreOffice_project/40$Build-2</meta:generator>
  </office:meta>
</office:document-meta>
</file>